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a7d6"/>
    </style:style>
    <style:style style:name="P2" style:family="paragraph" style:parent-style-name="Standard">
      <style:text-properties officeooo:rsid="000fa7d6" officeooo:paragraph-rsid="000fa7d6"/>
    </style:style>
    <style:style style:name="P3" style:family="paragraph" style:parent-style-name="Standard">
      <style:text-properties officeooo:rsid="00101f30" officeooo:paragraph-rsid="00101f30"/>
    </style:style>
    <style:style style:name="P4" style:family="paragraph" style:parent-style-name="Standard">
      <style:text-properties officeooo:rsid="00112507" officeooo:paragraph-rsid="0011250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12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º 4500€ <text:s text:c="2"/>5200<text:tab/>a<text:tab/>572 <text:s text:c="2"/>4800€</text:p>
      <text:p text:style-name="P2"><text:s text:c="8"/>300€ <text:s text:c="4"/>662</text:p>
      <text:p text:style-name="P1"/>
      <text:p text:style-name="P1"><text:tab/><text:span text:style-name="T1">572</text:span><text:span text:style-name="T2"><text:tab/><text:tab/><text:tab/></text:span><text:span text:style-name="T1">5200</text:span><text:span text:style-name="T2"><text:tab/><text:tab/></text:span><text:span text:style-name="T1">662</text:span></text:p>
      <text:p text:style-name="P1"><text:tab/> <text:s text:c="2"/>| 4800€<text:tab/> <text:s text:c="4"/>4500€ | <text:tab/> <text:s text:c="4"/>300€ | </text:p>
      <text:p text:style-name="P1"/>
      <text:p text:style-name="P1"/>
      <text:p text:style-name="P1"/>
      <text:p text:style-name="P3">11º 1800€ <text:s text:c="2"/>621<text:tab/>a<text:tab/>572 <text:s text:c="2"/>1800€</text:p>
      <text:p text:style-name="P3"/>
      <text:p text:style-name="P3"/>
      <text:p text:style-name="P3">12º 350€ <text:s text:c="3"/>625<text:tab/>a<text:tab/>572 <text:s text:c="3"/>350€</text:p>
      <text:p text:style-name="P3">*Periodificacion <text:span text:style-name="T3">(48)</text:span></text:p>
      <text:p text:style-name="P3"/>
      <text:p text:style-name="P3"/>
      <text:p text:style-name="P4">13º 4500€ <text:s text:c="2"/>572<text:tab/>a<text:tab/>430 <text:s text:c="2"/>4500€</text:p>
      <text:p text:style-name="P4"/>
      <text:p text:style-name="P4"/>
      <text:p text:style-name="P4">14º 0<text:tab/> <text:s text:c="6"/>610<text:tab/>a<text:tab/>300 <text:s text:c="8"/>0</text:p>
      <text:p text:style-name="P4"><text:s text:c="6"/>4463 <text:s text:c="4"/>300<text:tab/>a<text:tab/>610 <text:s text:c="2"/>4463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2:13:49.618000000</meta:creation-date>
    <dc:date>2014-01-29T13:44:56.165000000</dc:date>
    <meta:editing-duration>PT30M33S</meta:editing-duration>
    <meta:editing-cycles>1</meta:editing-cycles>
    <meta:document-statistic meta:table-count="0" meta:image-count="0" meta:object-count="0" meta:page-count="1" meta:paragraph-count="10" meta:word-count="48" meta:character-count="275" meta:non-whitespace-character-count="160"/>
    <meta:generator>LibreOffice/4.1.3.2$Windows_x86 LibreOffice_project/70feb7d99726f064edab4605a8ab840c50ec57a</meta:generator>
  </office:meta>
</office:document-meta>
</file>